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2cm" fo:min-width="4.58cm" loext:decorative="false"/>
      <style:paragraph-properties style:writing-mode="lr-tb"/>
    </style:style>
    <style:style style:name="gr2" style:family="graphic" style:parent-style-name="standard">
      <style:graphic-properties draw:fill="solid" draw:fill-color="#6b5e9b" draw:textarea-horizontal-align="justify" draw:textarea-vertical-align="middle" draw:auto-grow-height="false" fo:min-height="1.02cm" fo:min-width="4.58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48cm" fo:min-width="3.541cm" loext:decorative="false"/>
      <style:paragraph-properties style:writing-mode="lr-tb"/>
    </style:style>
    <style:style style:name="gr4" style:family="graphic" style:parent-style-name="objectwithoutfill">
      <style:graphic-properties draw:stroke="dash" draw:stroke-dash="Long_20_Dash" draw:marker-end="Arrowheads_20_2" draw:marker-end-width="0.3cm" draw:fill="none" draw:textarea-vertical-align="middle" loext:decorative="false"/>
    </style:style>
    <style:style style:name="gr5" style:family="graphic" style:parent-style-name="objectwithoutfill">
      <style:graphic-properties draw:stroke="dash" draw:stroke-dash="Long_20_Dash" draw:marker-end="Line" draw:marker-end-width="0.3cm" draw:fill="none" draw:textarea-vertical-align="middle" loext:decorative="false"/>
    </style:style>
    <style:style style:name="gr6" style:family="graphic" style:parent-style-name="objectwithoutfill">
      <style:graphic-properties draw:stroke="solid" draw:stroke-dash="Long_20_Dash" draw:fill="none" draw:textarea-vertical-align="middle" loext:decorative="false"/>
    </style:style>
    <style:style style:name="gr7" style:family="graphic" style:parent-style-name="objectwithoutfill">
      <style:graphic-properties draw:marker-end="Diamond_20_unfilled" draw:marker-end-width="0.3cm" draw:fill="none" draw:textarea-vertical-align="middle" loext:decorative="false"/>
    </style:style>
    <style:style style:name="gr8" style:family="graphic" style:parent-style-name="objectwithoutfill">
      <style:graphic-properties draw:stroke="dash" draw:stroke-dash="Long_20_Dash" draw:marker-end="Arrowheads_20_2" draw:marker-end-width="0.3cm" draw:fill="none" draw:textarea-vertical-align="middle" loext:decorative="false"/>
      <style:paragraph-properties style:writing-mode="lr-tb"/>
    </style:style>
    <style:style style:name="gr9" style:family="graphic" style:parent-style-name="objectwithoutfill">
      <style:graphic-properties draw:stroke="dash" draw:stroke-dash="Long_20_Dash" draw:marker-end="Line" draw:marker-end-width="0.3cm" draw:fill="none" draw:textarea-vertical-align="middle" loext:decorative="false"/>
      <style:paragraph-properties style:writing-mode="lr-tb"/>
    </style:style>
    <style:style style:name="gr10" style:family="graphic" style:parent-style-name="objectwithoutfill">
      <style:graphic-properties draw:marker-end="Diamond_20_unfilled" draw:marker-end-width="0.3cm" draw:fill="none" draw:textarea-vertical-align="middle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2" style:family="graphic" style:parent-style-name="objectwithoutfill">
      <style:graphic-properties draw:stroke="dash" draw:stroke-dash="Long_20_Dash" draw:marker-end="Triangle_20_unfilled" draw:marker-end-width="0.3cm" draw:fill="none" draw:textarea-vertical-align="middle" loext:decorative="false"/>
      <style:paragraph-properties style:writing-mode="lr-tb"/>
    </style:style>
    <style:style style:name="gr13" style:family="graphic">
      <style:graphic-properties style:protect="size" loext:decorative="false"/>
    </style:style>
    <style:style style:name="gr14" style:family="graphic" style:parent-style-name="objectwithoutfill">
      <style:graphic-properties draw:stroke="dash" draw:stroke-dash="Long_20_Dash" draw:marker-end="Triangle_20_unfilled" draw:marker-end-width="0.3cm" draw:fill="none" draw:textarea-vertical-align="middl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solid" draw:fill-color="#6b5e9b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5.08cm" svg:height="1.27cm" svg:x="19.685cm" svg:y="1.27cm">
          <text:p text:style-name="P1"><text:span text:style-name="T1">I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08cm" svg:height="1.27cm" svg:x="19.685cm" svg:y="3.81cm">
          <text:p text:style-name="P1"><text:span text:style-name="T1">IState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.08cm" svg:height="1.27cm" svg:x="19.685cm" svg:y="6.35cm">
          <text:p text:style-name="P1"><text:span text:style-name="T1">IData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5.08cm" svg:height="1.27cm" svg:x="19.685cm" svg:y="8.89cm">
          <text:p text:style-name="P1"><text:span text:style-name="T1">ISession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08cm" svg:height="1.27cm" svg:x="13.335cm" svg:y="1.27cm">
          <text:p text:style-name="P1"><text:span text:style-name="T1">Global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08cm" svg:height="1.27cm" svg:x="10.16cm" svg:y="3.81cm">
          <text:p text:style-name="P1"><text:span text:style-name="T1">GlobalState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5.08cm" svg:height="1.27cm" svg:x="10.16cm" svg:y="8.89cm">
          <text:p text:style-name="P1"><text:span text:style-name="T1">GlobalSession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08cm" svg:height="1.27cm" svg:x="13.335cm" svg:y="6.35cm">
          <text:p text:style-name="P1"><text:span text:style-name="T1">IGlobalData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5.08cm" svg:height="1.27cm" svg:x="13.335cm" svg:y="10.795cm">
          <text:p text:style-name="P1"><text:span text:style-name="T1">GameSession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5.08cm" svg:height="1.27cm" svg:x="19.685cm" svg:y="11.43cm">
          <text:p text:style-name="P1"><text:span text:style-name="T1">File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5.08cm" svg:height="1.27cm" svg:x="19.685cm" svg:y="13.335cm">
          <text:p text:style-name="P1"><text:span text:style-name="T1">GameSave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5.08cm" svg:height="1.27cm" svg:x="3.175cm" svg:y="3.81cm">
          <text:p text:style-name="P1"><text:span text:style-name="T1">GlobalGraph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5.08cm" svg:height="1.27cm" svg:x="3.175cm" svg:y="6.35cm">
          <text:p text:style-name="P1"><text:span text:style-name="T1">IGraphLo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5.08cm" svg:height="1.27cm" svg:x="3.175cm" svg:y="8.89cm">
          <text:p text:style-name="P1"><text:span text:style-name="T1">Sta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27cm" svg:x="3.175cm" svg:y="10.795cm">
          <text:p text:style-name="P1"><text:span text:style-name="T1">StateId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5" draw:id="id15" draw:layer="layout" svg:width="5.715cm" svg:height="1.27cm" svg:x="6.35cm" svg:y="1.905cm">
          <text:p text:style-name="P3"><text:span text:style-name="T1">global_states.x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8.415cm" svg:y1="1.905cm" svg:x2="19.685cm" svg:y2="1.905cm" draw:start-shape="id1" draw:start-glue-point="1" draw:end-shape="id2" draw:end-glue-point="3" svg:d="M18415 1905h1270" svg:viewBox="0 0 1271 1">
          <text:p/>
        </draw:connector>
        <draw:connector draw:style-name="gr4" draw:text-style-name="P4" draw:layer="layout" draw:type="line" svg:x1="15.24cm" svg:y1="4.445cm" svg:x2="19.685cm" svg:y2="4.445cm" draw:start-shape="id3" draw:start-glue-point="1" draw:end-shape="id4" draw:end-glue-point="3" svg:d="M15240 4445h4445" svg:viewBox="0 0 4446 1">
          <text:p/>
        </draw:connector>
        <draw:connector draw:style-name="gr4" draw:text-style-name="P4" draw:layer="layout" draw:type="line" svg:x1="18.415cm" svg:y1="6.985cm" svg:x2="19.685cm" svg:y2="6.985cm" draw:start-shape="id5" draw:start-glue-point="1" draw:end-shape="id6" draw:end-glue-point="3" svg:d="M18415 6985h1270" svg:viewBox="0 0 1271 1">
          <text:p/>
        </draw:connector>
        <draw:connector draw:style-name="gr4" draw:text-style-name="P4" draw:layer="layout" draw:type="line" svg:x1="15.24cm" svg:y1="9.525cm" svg:x2="19.685cm" svg:y2="9.525cm" draw:start-shape="id7" draw:start-glue-point="1" draw:end-shape="id8" draw:end-glue-point="3" svg:d="M15240 9525h4445" svg:viewBox="0 0 4446 1">
          <text:p/>
        </draw:connector>
        <draw:connector draw:style-name="gr4" draw:text-style-name="P4" draw:layer="layout" draw:type="line" svg:x1="18.415cm" svg:y1="11.43cm" svg:x2="19.685cm" svg:y2="9.525cm" draw:start-shape="id9" draw:start-glue-point="1" draw:end-shape="id8" draw:end-glue-point="3" svg:d="M18415 11430l1270-1905" svg:viewBox="0 0 1271 1906">
          <text:p/>
        </draw:connector>
        <draw:connector draw:style-name="gr5" draw:text-style-name="P4" draw:layer="layout" draw:type="line" svg:x1="15.875cm" svg:y1="7.62cm" svg:x2="12.7cm" svg:y2="8.89cm" draw:start-shape="id5" draw:start-glue-point="2" draw:end-shape="id7" draw:end-glue-point="0" svg:d="M15875 7620l-3175 1270" svg:viewBox="0 0 3176 1271">
          <text:p/>
        </draw:connector>
        <draw:connector draw:style-name="gr5" draw:text-style-name="P4" draw:layer="layout" draw:type="line" svg:x1="15.875cm" svg:y1="7.62cm" svg:x2="15.875cm" svg:y2="10.795cm" draw:start-shape="id5" draw:start-glue-point="2" draw:end-shape="id9" draw:end-glue-point="0" svg:d="M15875 7620v3175" svg:viewBox="0 0 1 3176">
          <text:p/>
        </draw:connector>
        <draw:connector draw:style-name="gr5" draw:text-style-name="P4" draw:layer="layout" draw:type="line" svg:x1="22.225cm" svg:y1="10.16cm" svg:x2="22.225cm" svg:y2="11.43cm" draw:start-shape="id8" draw:start-glue-point="2" draw:end-shape="id10" draw:end-glue-point="0" svg:d="M22225 10160v1270" svg:viewBox="0 0 1 1271">
          <text:p/>
        </draw:connector>
        <draw:connector draw:style-name="gr5" draw:text-style-name="P4" draw:layer="layout" draw:type="line" svg:x1="22.225cm" svg:y1="12.7cm" svg:x2="22.225cm" svg:y2="13.335cm" draw:start-shape="id10" draw:start-glue-point="2" draw:end-shape="id11" draw:end-glue-point="0" svg:d="M22225 12700v635" svg:viewBox="0 0 1 636">
          <text:p/>
        </draw:connector>
        <draw:connector draw:style-name="gr5" draw:text-style-name="P4" draw:layer="layout" draw:type="line" svg:x1="10.16cm" svg:y1="4.445cm" svg:x2="8.255cm" svg:y2="4.445cm" draw:start-shape="id3" draw:start-glue-point="3" draw:end-shape="id12" draw:end-glue-point="1" svg:d="M10160 4445h-1905" svg:viewBox="0 0 1906 1">
          <text:p/>
        </draw:connector>
        <draw:connector draw:style-name="gr4" draw:text-style-name="P4" draw:layer="layout" draw:type="line" svg:x1="5.715cm" svg:y1="5.08cm" svg:x2="5.715cm" svg:y2="6.35cm" draw:start-shape="id12" draw:start-glue-point="2" draw:end-shape="id13" draw:end-glue-point="0" svg:d="M5715 5080v1270" svg:viewBox="0 0 1 1271">
          <text:p/>
        </draw:connector>
        <draw:connector draw:style-name="gr5" draw:text-style-name="P4" draw:layer="layout" draw:type="line" svg:x1="5.715cm" svg:y1="7.62cm" svg:x2="5.715cm" svg:y2="8.89cm" draw:start-shape="id13" draw:start-glue-point="2" draw:end-shape="id14" draw:end-glue-point="0" svg:d="M5715 7620v1270" svg:viewBox="0 0 1 1271">
          <text:p/>
        </draw:connector>
        <draw:connector draw:style-name="gr6" draw:text-style-name="P4" draw:layer="layout" draw:type="line" svg:x1="12.7cm" svg:y1="3.81cm" svg:x2="11.228cm" svg:y2="2.989cm" draw:start-shape="id3" draw:start-glue-point="0" draw:end-shape="id15" draw:end-glue-point="9" svg:d="M12700 3810l-1472-821" svg:viewBox="0 0 1473 822">
          <text:p/>
        </draw:connector>
        <draw:connector draw:style-name="gr7" draw:text-style-name="P4" draw:layer="layout" draw:type="line" svg:x1="12.7cm" svg:y1="3.81cm" svg:x2="15.875cm" svg:y2="2.54cm" draw:start-shape="id3" draw:start-glue-point="0" draw:end-shape="id1" draw:end-glue-point="2" svg:d="M12700 3810l3175-1270" svg:viewBox="0 0 3176 1271">
          <text:p/>
        </draw:connector>
        <draw:connector draw:style-name="gr7" draw:text-style-name="P4" draw:layer="layout" draw:type="line" svg:x1="15.875cm" svg:y1="6.35cm" svg:x2="15.875cm" svg:y2="2.54cm" draw:start-shape="id5" draw:start-glue-point="0" draw:end-shape="id1" draw:end-glue-point="2" svg:d="M15875 6350v-3810" svg:viewBox="0 0 1 3811">
          <text:p/>
        </draw:connector>
        <draw:connector draw:style-name="gr7" draw:text-style-name="P4" draw:layer="layout" draw:type="line" svg:x1="22.225cm" svg:y1="6.35cm" svg:x2="22.225cm" svg:y2="5.08cm" draw:start-shape="id6" draw:start-glue-point="0" draw:end-shape="id4" draw:end-glue-point="2" svg:d="M22225 6350v-1270" svg:viewBox="0 0 1 1271">
          <text:p/>
        </draw:connector>
        <draw:connector draw:style-name="gr8" draw:text-style-name="P5" draw:layer="layout" draw:type="line" svg:x1="2.527cm" svg:y1="13.237cm" svg:x2="5.023cm" svg:y2="13.269cm" svg:d="M2527 13237l2496 32" svg:viewBox="0 0 2497 33">
          <text:p text:style-name="P3"><text:span text:style-name="T1">inherits</text:span></text:p>
        </draw:connector>
        <draw:connector draw:style-name="gr9" draw:text-style-name="P5" draw:layer="layout" draw:type="line" svg:x1="2.54cm" svg:y1="13.97cm" svg:x2="5.023cm" svg:y2="13.964cm" svg:d="M2540 13970l2483-6" svg:viewBox="0 0 2484 7">
          <text:p text:style-name="P3"><text:span text:style-name="T1">uses</text:span></text:p>
        </draw:connector>
        <draw:connector draw:style-name="gr10" draw:text-style-name="P5" draw:layer="layout" draw:type="line" svg:x1="4.96cm" svg:y1="14.605cm" svg:x2="2.54cm" svg:y2="14.605cm" svg:d="M4960 14605h-2420" svg:viewBox="0 0 2421 1">
          <text:p text:style-name="P3"><text:span text:style-name="T1">has</text:span></text:p>
        </draw:connector>
        <draw:frame draw:style-name="gr11" draw:text-style-name="P6" draw:layer="layout" svg:width="6.407cm" svg:height="0.962cm" svg:x="1.27cm" svg:y="0.943cm">
          <draw:text-box>
            <text:p>GLOBAL MANAGER</text:p>
          </draw:text-box>
        </draw:frame>
        <draw:connector draw:style-name="gr12" draw:text-style-name="P5" draw:layer="layout" draw:type="line" svg:x1="4.445cm" svg:y1="13.277cm" svg:x2="6.941cm" svg:y2="13.309cm" svg:d="M4445 13277l2496 32" svg:viewBox="0 0 2497 33">
          <text:p text:style-name="P3"><text:span text:style-name="T1">Or?</text:span></text:p>
        </draw:connector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xml:id="id17" draw:id="id17" draw:layer="layout" svg:width="5.08cm" svg:height="1.27cm" svg:x="19.685cm" svg:y="2.54cm">
          <text:p text:style-name="P1"><text:span text:style-name="T1">I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5.08cm" svg:height="1.27cm" svg:x="19.685cm" svg:y="4.11cm">
          <text:p text:style-name="P1"><text:span text:style-name="T1">IState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5.08cm" svg:height="1.27cm" svg:x="19.685cm" svg:y="6.65cm">
          <text:p text:style-name="P1"><text:span text:style-name="T1">IData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5.08cm" svg:height="1.27cm" svg:x="19.685cm" svg:y="9.19cm">
          <text:p text:style-name="P1"><text:span text:style-name="T1">ISession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5.08cm" svg:height="1.27cm" svg:x="13.335cm" svg:y="2.54cm">
          <text:p text:style-name="P1"><text:span text:style-name="T1">Game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5.08cm" svg:height="1.27cm" svg:x="8.89cm" svg:y="4.745cm">
          <text:p text:style-name="P1"><text:span text:style-name="T1">GameState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5.08cm" svg:height="1.27cm" svg:x="13.335cm" svg:y="9.19cm">
          <text:p text:style-name="P1"><text:span text:style-name="T1">GameSession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5.08cm" svg:height="1.27cm" svg:x="13.335cm" svg:y="6.65cm">
          <text:p text:style-name="P1"><text:span text:style-name="T1">IGameData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5.08cm" svg:height="1.27cm" svg:x="3.175cm" svg:y="5.715cm">
          <text:p text:style-name="P1"><text:span text:style-name="T1">GameGraph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5.08cm" svg:height="1.27cm" svg:x="1.27cm" svg:y="3.475cm">
          <text:p text:style-name="P1"><text:span text:style-name="T1">IGraphLo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5.08cm" svg:height="1.27cm" svg:x="5.715cm" svg:y="7.62cm">
          <text:p text:style-name="P1"><text:span text:style-name="T1">GameStat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7" draw:id="id27" draw:layer="layout" svg:width="5.715cm" svg:height="1.27cm" svg:x="6.35cm" svg:y="2.205cm">
          <text:p text:style-name="P3"><text:span text:style-name="T1">game_states.x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8.415cm" svg:y1="3.175cm" svg:x2="19.685cm" svg:y2="3.175cm" draw:start-shape="id16" draw:start-glue-point="1" draw:end-shape="id17" draw:end-glue-point="3" svg:d="M18415 3175h1270" svg:viewBox="0 0 1271 1">
          <text:p/>
        </draw:connector>
        <draw:connector draw:style-name="gr4" draw:text-style-name="P4" draw:layer="layout" draw:type="line" svg:x1="13.97cm" svg:y1="5.38cm" svg:x2="19.685cm" svg:y2="4.745cm" draw:start-shape="id18" draw:start-glue-point="1" draw:end-shape="id19" draw:end-glue-point="3" svg:d="M13970 5380l5715-635" svg:viewBox="0 0 5716 636">
          <text:p/>
        </draw:connector>
        <draw:connector draw:style-name="gr4" draw:text-style-name="P4" draw:layer="layout" draw:type="line" svg:x1="18.415cm" svg:y1="7.285cm" svg:x2="19.685cm" svg:y2="7.285cm" draw:start-shape="id20" draw:start-glue-point="1" draw:end-shape="id21" draw:end-glue-point="3" svg:d="M18415 7285h1270" svg:viewBox="0 0 1271 1">
          <text:p/>
        </draw:connector>
        <draw:connector draw:style-name="gr4" draw:text-style-name="P4" draw:layer="layout" draw:type="line" svg:x1="18.415cm" svg:y1="9.825cm" svg:x2="19.685cm" svg:y2="9.825cm" draw:start-shape="id22" draw:start-glue-point="1" draw:end-shape="id23" draw:end-glue-point="3" svg:d="M18415 9825h1270" svg:viewBox="0 0 1271 1">
          <text:p/>
        </draw:connector>
        <draw:connector draw:style-name="gr5" draw:text-style-name="P4" draw:layer="layout" draw:type="line" svg:x1="15.875cm" svg:y1="7.92cm" svg:x2="15.875cm" svg:y2="9.19cm" draw:start-shape="id20" draw:start-glue-point="2" draw:end-shape="id22" draw:end-glue-point="0" svg:d="M15875 7920v1270" svg:viewBox="0 0 1 1271">
          <text:p/>
        </draw:connector>
        <draw:connector draw:style-name="gr5" draw:text-style-name="P4" draw:layer="layout" draw:type="line" svg:x1="8.89cm" svg:y1="5.38cm" svg:x2="8.255cm" svg:y2="6.35cm" draw:start-shape="id18" draw:start-glue-point="3" draw:end-shape="id24" draw:end-glue-point="1" svg:d="M8890 5380l-635 970" svg:viewBox="0 0 636 971">
          <text:p/>
        </draw:connector>
        <draw:connector draw:style-name="gr4" draw:text-style-name="P4" draw:layer="layout" draw:type="line" svg:x1="5.715cm" svg:y1="5.715cm" svg:x2="3.81cm" svg:y2="4.745cm" draw:start-shape="id24" draw:start-glue-point="0" draw:end-shape="id25" draw:end-glue-point="2" svg:d="M5715 5715l-1905-970" svg:viewBox="0 0 1906 971">
          <text:p/>
        </draw:connector>
        <draw:connector draw:style-name="gr5" draw:text-style-name="P4" draw:layer="layout" draw:type="line" svg:x1="5.715cm" svg:y1="6.985cm" svg:x2="8.255cm" svg:y2="7.62cm" draw:start-shape="id24" draw:start-glue-point="2" draw:end-shape="id26" draw:end-glue-point="0" svg:d="M5715 6985l2540 635" svg:viewBox="0 0 2541 636">
          <text:p/>
        </draw:connector>
        <draw:connector draw:style-name="gr6" draw:text-style-name="P4" draw:layer="layout" draw:type="line" svg:x1="11.43cm" svg:y1="4.745cm" svg:x2="9.207cm" svg:y2="3.475cm" draw:start-shape="id18" draw:start-glue-point="0" draw:end-shape="id27" draw:end-glue-point="8" svg:d="M11430 4745l-2223-1270" svg:viewBox="0 0 2224 1271">
          <text:p/>
        </draw:connector>
        <draw:connector draw:style-name="gr7" draw:text-style-name="P4" draw:layer="layout" draw:type="line" svg:x1="11.43cm" svg:y1="4.745cm" svg:x2="15.875cm" svg:y2="3.81cm" draw:start-shape="id18" draw:start-glue-point="0" draw:end-shape="id16" draw:end-glue-point="2" svg:d="M11430 4745l4445-935" svg:viewBox="0 0 4446 936">
          <text:p/>
        </draw:connector>
        <draw:connector draw:style-name="gr7" draw:text-style-name="P4" draw:layer="layout" draw:type="line" svg:x1="15.875cm" svg:y1="6.65cm" svg:x2="15.875cm" svg:y2="3.81cm" draw:start-shape="id20" draw:start-glue-point="0" draw:end-shape="id16" draw:end-glue-point="2" svg:d="M15875 6650v-2840" svg:viewBox="0 0 1 2841">
          <text:p/>
        </draw:connector>
        <draw:connector draw:style-name="gr7" draw:text-style-name="P4" draw:layer="layout" draw:type="line" svg:x1="22.225cm" svg:y1="6.65cm" svg:x2="22.225cm" svg:y2="5.38cm" draw:start-shape="id21" draw:start-glue-point="0" draw:end-shape="id19" draw:end-glue-point="2" svg:d="M22225 6650v-1270" svg:viewBox="0 0 1 1271">
          <text:p/>
        </draw:connector>
        <draw:connector draw:style-name="gr8" draw:text-style-name="P5" draw:layer="layout" draw:type="line" svg:x1="2.527cm" svg:y1="13.237cm" svg:x2="5.023cm" svg:y2="13.269cm" svg:d="M2527 13237l2496 32" svg:viewBox="0 0 2497 33">
          <text:p text:style-name="P3"><text:span text:style-name="T1">inherits</text:span></text:p>
        </draw:connector>
        <draw:connector draw:style-name="gr9" draw:text-style-name="P5" draw:layer="layout" draw:type="line" svg:x1="2.54cm" svg:y1="13.97cm" svg:x2="5.023cm" svg:y2="13.964cm" svg:d="M2540 13970l2483-6" svg:viewBox="0 0 2484 7">
          <text:p text:style-name="P3"><text:span text:style-name="T1">uses</text:span></text:p>
        </draw:connector>
        <draw:connector draw:style-name="gr10" draw:text-style-name="P5" draw:layer="layout" draw:type="line" svg:x1="4.96cm" svg:y1="14.605cm" svg:x2="2.54cm" svg:y2="14.605cm" svg:d="M4960 14605h-2420" svg:viewBox="0 0 2421 1">
          <text:p text:style-name="P3"><text:span text:style-name="T1">has</text:span></text:p>
        </draw:connector>
        <draw:frame draw:style-name="gr11" draw:text-style-name="P6" draw:layer="layout" svg:width="5.759cm" svg:height="0.962cm" svg:x="1.27cm" svg:y="0.943cm">
          <draw:text-box>
            <text:p>GAME MANAGER</text:p>
          </draw:text-box>
        </draw:frame>
        <draw:connector draw:style-name="gr5" draw:text-style-name="P4" draw:layer="layout" draw:type="line" svg:x1="15.875cm" svg:y1="10.46cm" svg:x2="15.875cm" svg:y2="11.73cm" draw:start-shape="id22" draw:start-glue-point="2" draw:end-shape="id28" draw:end-glue-point="0" svg:d="M15875 10460v1270" svg:viewBox="0 0 1 1271">
          <text:p/>
        </draw:connector>
        <draw:custom-shape draw:style-name="gr2" draw:text-style-name="P2" xml:id="id28" draw:id="id28" draw:layer="layout" svg:width="5.08cm" svg:height="1.27cm" svg:x="13.335cm" svg:y="11.73cm">
          <text:p text:style-name="P1"><text:span text:style-name="T1">Difficulty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9" draw:id="id29" draw:layer="layout" svg:width="5.715cm" svg:height="1.27cm" svg:x="12.7cm" svg:y="13.97cm">
          <text:p text:style-name="P3"><text:span text:style-name="T1">values.x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5.557cm" svg:y1="13.97cm" svg:x2="15.875cm" svg:y2="13cm" draw:start-shape="id29" draw:start-glue-point="4" draw:end-shape="id28" draw:end-glue-point="2" svg:d="M15557 13970l318-970" svg:viewBox="0 0 319 971">
          <text:p/>
        </draw:connector>
        <draw:custom-shape draw:style-name="gr3" draw:text-style-name="P1" xml:id="id30" draw:id="id30" draw:layer="layout" svg:width="5.715cm" svg:height="1.27cm" svg:x="7.62cm" svg:y="13cm">
          <text:p text:style-name="P3"><text:span text:style-name="T1">levels.x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0.477cm" svg:y1="13cm" svg:x2="13.335cm" svg:y2="7.285cm" draw:start-shape="id30" draw:start-glue-point="4" draw:end-shape="id20" draw:end-glue-point="3" svg:d="M10477 13000l2858-5715" svg:viewBox="0 0 2859 5716">
          <text:p/>
        </draw:connector>
        <draw:custom-shape draw:style-name="gr2" draw:text-style-name="P2" xml:id="id31" draw:id="id31" draw:layer="layout" svg:width="5.08cm" svg:height="1.27cm" svg:x="2.54cm" svg:y="11.095cm">
          <text:p text:style-name="P1"><text:span text:style-name="T1">LevelNode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3.335cm" svg:y1="7.285cm" svg:x2="7.62cm" svg:y2="11.73cm" draw:start-shape="id20" draw:start-glue-point="3" draw:end-shape="id31" draw:end-glue-point="1" svg:d="M13335 7285l-5715 4445" svg:viewBox="0 0 5716 4446">
          <text:p/>
        </draw:connector>
        <draw:connector draw:style-name="gr5" draw:text-style-name="P4" draw:layer="layout" draw:type="line" svg:x1="13.335cm" svg:y1="7.285cm" svg:x2="8.255cm" svg:y2="6.35cm" draw:start-shape="id20" draw:start-glue-point="3" draw:end-shape="id24" draw:end-glue-point="1" svg:d="M13335 7285l-5080-935" svg:viewBox="0 0 5081 936">
          <text:p/>
        </draw:connector>
        <draw:custom-shape draw:style-name="gr2" draw:text-style-name="P2" xml:id="id32" draw:id="id32" draw:layer="layout" svg:width="5.08cm" svg:height="1.27cm" svg:x="0.635cm" svg:y="9.525cm">
          <text:p text:style-name="P1"><text:span text:style-name="T1">State</text:span></text:p>
          <draw:enhanced-geometry svg:viewBox="0 0 21600 21600" draw:type="rectangle" draw:enhanced-path="M 0 0 L 21600 0 21600 21600 0 21600 0 0 Z N"/>
        </draw:custom-shape>
        <draw:connector draw:style-name="gr14" draw:text-style-name="P4" draw:layer="layout" draw:type="line" svg:x1="8.255cm" svg:y1="8.89cm" svg:x2="5.715cm" svg:y2="10.16cm" draw:start-shape="id26" draw:start-glue-point="2" draw:end-shape="id32" draw:end-glue-point="1" svg:d="M8255 8890l-2540 1270" svg:viewBox="0 0 2541 1271">
          <text:p/>
        </draw:connector>
        <draw:connector draw:style-name="gr5" draw:text-style-name="P4" draw:layer="layout" draw:type="line" svg:x1="1.27cm" svg:y1="4.11cm" svg:x2="3.175cm" svg:y2="9.525cm" draw:start-shape="id25" draw:start-glue-point="3" draw:end-shape="id32" draw:end-glue-point="0" svg:d="M1270 4110l1905 5415" svg:viewBox="0 0 1906 5416">
          <text:p/>
        </draw:connector>
        <draw:connector draw:style-name="gr12" draw:text-style-name="P5" draw:layer="layout" draw:type="line" svg:x1="4.445cm" svg:y1="13.269cm" svg:x2="6.941cm" svg:y2="13.301cm" svg:d="M4445 13269l2496 32" svg:viewBox="0 0 2497 33">
          <text:p text:style-name="P3"><text:span text:style-name="T1">Or?</text:span></text:p>
        </draw:connector>
        <draw:custom-shape draw:style-name="gr1" draw:text-style-name="P1" xml:id="id33" draw:id="id33" draw:layer="layout" svg:width="5.08cm" svg:height="1.27cm" svg:x="12.065cm" svg:y="0.635cm">
          <text:p text:style-name="P1"><text:span text:style-name="T1">IGlobalDataManager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14.605cm" svg:y1="1.905cm" svg:x2="15.875cm" svg:y2="2.54cm" draw:start-shape="id33" draw:start-glue-point="2" draw:end-shape="id16" draw:end-glue-point="0" svg:d="M14605 1905l1270 635" svg:viewBox="0 0 1271 636">
          <text:p text:style-name="P3"><text:span text:style-name="T2">0...1</text:span></text:p>
        </draw:connector>
        <draw:connector draw:style-name="gr10" draw:text-style-name="P8" draw:layer="layout" draw:type="line" svg:x1="14.605cm" svg:y1="1.905cm" svg:x2="11.43cm" svg:y2="4.745cm" draw:start-shape="id33" draw:start-glue-point="2" draw:end-shape="id18" draw:end-glue-point="0" svg:d="M14605 1905l-3175 2840" svg:viewBox="0 0 3176 2841">
          <text:p text:style-name="P1"><text:span text:style-name="T2">0...1</text:span></text:p>
        </draw:connector>
        <draw:frame draw:style-name="gr11" draw:text-style-name="P9" draw:layer="layout" svg:width="2.67cm" svg:height="0.645cm" svg:x="17.145cm" svg:y="0.635cm">
          <draw:text-box>
            <text:p><text:span text:style-name="T2">Debug/testing</text:span></text:p>
          </draw:text-box>
        </draw:frame>
        <presentation:notes draw:style-name="dp1">
          <draw:page-thumbnail draw:style-name="gr13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xml:id="id35" draw:id="id35" draw:layer="layout" svg:width="5.08cm" svg:height="1.27cm" svg:x="10.16cm" svg:y="3.81cm">
          <text:p text:style-name="P1"><text:span text:style-name="T1">IState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6" draw:id="id36" draw:layer="layout" svg:width="5.08cm" svg:height="1.27cm" svg:x="10.16cm" svg:y="6.35cm">
          <text:p text:style-name="P1"><text:span text:style-name="T1">IState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5.08cm" svg:height="1.27cm" svg:x="3.81cm" svg:y="3.81cm">
          <text:p text:style-name="P1"><text:span text:style-name="T1">GlobalStateController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8.89cm" svg:y1="4.445cm" svg:x2="10.16cm" svg:y2="4.445cm" draw:start-shape="id34" draw:start-glue-point="1" draw:end-shape="id35" draw:end-glue-point="3" svg:d="M8890 4445h1270" svg:viewBox="0 0 1271 1">
          <text:p/>
        </draw:connector>
        <draw:connector draw:style-name="gr5" draw:text-style-name="P4" draw:layer="layout" draw:type="line" svg:x1="12.7cm" svg:y1="5.08cm" svg:x2="12.7cm" svg:y2="6.35cm" draw:start-shape="id35" draw:start-glue-point="2" draw:end-shape="id36" draw:end-glue-point="0" svg:d="M12700 5080v1270" svg:viewBox="0 0 1 1271">
          <text:p/>
        </draw:connector>
        <draw:connector draw:style-name="gr8" draw:text-style-name="P5" draw:layer="layout" draw:type="line" svg:x1="2.527cm" svg:y1="13.237cm" svg:x2="5.023cm" svg:y2="13.269cm" svg:d="M2527 13237l2496 32" svg:viewBox="0 0 2497 33">
          <text:p text:style-name="P3"><text:span text:style-name="T1">inherits</text:span></text:p>
        </draw:connector>
        <draw:connector draw:style-name="gr9" draw:text-style-name="P5" draw:layer="layout" draw:type="line" svg:x1="2.54cm" svg:y1="13.97cm" svg:x2="5.023cm" svg:y2="13.964cm" svg:d="M2540 13970l2483-6" svg:viewBox="0 0 2484 7">
          <text:p text:style-name="P3"><text:span text:style-name="T1">uses</text:span></text:p>
        </draw:connector>
        <draw:connector draw:style-name="gr10" draw:text-style-name="P5" draw:layer="layout" draw:type="line" svg:x1="4.96cm" svg:y1="14.605cm" svg:x2="2.54cm" svg:y2="14.605cm" svg:d="M4960 14605h-2420" svg:viewBox="0 0 2421 1">
          <text:p text:style-name="P3"><text:span text:style-name="T1">has</text:span></text:p>
        </draw:connector>
        <draw:frame draw:style-name="gr11" draw:text-style-name="P11" draw:layer="layout" svg:width="7.536cm" svg:height="0.962cm" svg:x="1.27cm" svg:y="0.943cm">
          <draw:text-box>
            <text:p text:style-name="P10">GLOBAL CONTROLLER</text:p>
          </draw:text-box>
        </draw:frame>
        <draw:connector draw:style-name="gr12" draw:text-style-name="P5" draw:layer="layout" draw:type="line" svg:x1="4.445cm" svg:y1="13.277cm" svg:x2="6.941cm" svg:y2="13.309cm" svg:d="M4445 13277l2496 32" svg:viewBox="0 0 2497 33">
          <text:p text:style-name="P3"><text:span text:style-name="T1">Or?</text:span></text:p>
        </draw:connector>
        <presentation:notes draw:style-name="dp1">
          <draw:page-thumbnail draw:style-name="gr13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xml:id="id38" draw:id="id38" draw:layer="layout" svg:width="5.08cm" svg:height="1.27cm" svg:x="10.16cm" svg:y="3.81cm">
          <text:p text:style-name="P1"><text:span text:style-name="T1">IState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9" draw:id="id39" draw:layer="layout" svg:width="5.08cm" svg:height="1.27cm" svg:x="10.16cm" svg:y="6.35cm">
          <text:p text:style-name="P1"><text:span text:style-name="T1">IState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5.08cm" svg:height="1.27cm" svg:x="3.81cm" svg:y="3.81cm">
          <text:p text:style-name="P1"><text:span text:style-name="T1">GameStateController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8.89cm" svg:y1="4.445cm" svg:x2="10.16cm" svg:y2="4.445cm" draw:start-shape="id37" draw:start-glue-point="1" draw:end-shape="id38" draw:end-glue-point="3" svg:d="M8890 4445h1270" svg:viewBox="0 0 1271 1">
          <text:p/>
        </draw:connector>
        <draw:connector draw:style-name="gr5" draw:text-style-name="P4" draw:layer="layout" draw:type="line" svg:x1="12.7cm" svg:y1="5.08cm" svg:x2="12.7cm" svg:y2="6.35cm" draw:start-shape="id38" draw:start-glue-point="2" draw:end-shape="id39" draw:end-glue-point="0" svg:d="M12700 5080v1270" svg:viewBox="0 0 1 1271">
          <text:p/>
        </draw:connector>
        <draw:connector draw:style-name="gr8" draw:text-style-name="P5" draw:layer="layout" draw:type="line" svg:x1="2.527cm" svg:y1="13.237cm" svg:x2="5.023cm" svg:y2="13.269cm" svg:d="M2527 13237l2496 32" svg:viewBox="0 0 2497 33">
          <text:p text:style-name="P3"><text:span text:style-name="T1">inherits</text:span></text:p>
        </draw:connector>
        <draw:connector draw:style-name="gr9" draw:text-style-name="P5" draw:layer="layout" draw:type="line" svg:x1="2.54cm" svg:y1="13.97cm" svg:x2="5.023cm" svg:y2="13.964cm" svg:d="M2540 13970l2483-6" svg:viewBox="0 0 2484 7">
          <text:p text:style-name="P3"><text:span text:style-name="T1">uses</text:span></text:p>
        </draw:connector>
        <draw:connector draw:style-name="gr10" draw:text-style-name="P5" draw:layer="layout" draw:type="line" svg:x1="4.96cm" svg:y1="14.605cm" svg:x2="2.54cm" svg:y2="14.605cm" svg:d="M4960 14605h-2420" svg:viewBox="0 0 2421 1">
          <text:p text:style-name="P3"><text:span text:style-name="T1">has</text:span></text:p>
        </draw:connector>
        <draw:frame draw:style-name="gr11" draw:text-style-name="P11" draw:layer="layout" svg:width="6.888cm" svg:height="0.962cm" svg:x="1.27cm" svg:y="0.943cm">
          <draw:text-box>
            <text:p text:style-name="P10">GAME CONTROLLER</text:p>
          </draw:text-box>
        </draw:frame>
        <draw:connector draw:style-name="gr12" draw:text-style-name="P5" draw:layer="layout" draw:type="line" svg:x1="4.445cm" svg:y1="13.277cm" svg:x2="6.941cm" svg:y2="13.309cm" svg:d="M4445 13277l2496 32" svg:viewBox="0 0 2497 33">
          <text:p text:style-name="P3"><text:span text:style-name="T1">Or?</text:span></text:p>
        </draw:connector>
        <draw:custom-shape draw:style-name="gr1" draw:text-style-name="P1" xml:id="id40" draw:id="id40" draw:layer="layout" svg:width="5.08cm" svg:height="1.27cm" svg:x="3.81cm" svg:y="6.35cm">
          <text:p text:style-name="P1"><text:span text:style-name="T1">IGameDataManager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6.35cm" svg:y1="5.08cm" svg:x2="6.35cm" svg:y2="6.35cm" draw:start-shape="id37" draw:start-glue-point="2" draw:end-shape="id40" draw:end-glue-point="0" svg:d="M6350 5080v1270" svg:viewBox="0 0 1 1271">
          <text:p/>
        </draw:connector>
        <presentation:notes draw:style-name="dp1">
          <draw:page-thumbnail draw:style-name="gr13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Triangle_20_unfilled" draw:display-name="Triangle unfilled" svg:viewBox="0 0 3000 3000" svg:d="M1500 0l1500 3000h-3000zM1500 447l-1176 2353h235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08T16:47:25.744934600</meta:creation-date>
    <dc:date>2025-07-08T18:05:04.397167900</dc:date>
    <meta:editing-duration>PT7M49S</meta:editing-duration>
    <meta:editing-cycles>1</meta:editing-cycles>
    <meta:document-statistic meta:object-count="133"/>
    <meta:generator>LibreOffice/25.2.3.2$Windows_X86_64 LibreOffice_project/bbb074479178df812d175f709636b368952c2ce3</meta:generator>
  </office:meta>
</office:document-meta>
</file>